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Preformatted_20_Text">
      <style:text-properties fo:font-size="16pt" style:font-size-asian="16pt" style:font-size-complex="16pt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No7. Функция</text:p>
      <text:p text:style-name="Preformatted_20_Text"/>
      <text:p text:style-name="P2"><text:s/>Розробник</text:p>
      <text:p text:style-name="P3">Мамчур Ярослав Олегович гр. КІТ-121а</text:p>
      <text:p text:style-name="P2"/>
      <text:p text:style-name="P2"><text:s text:c="3"/>Завдання:</text:p>
      <text:p text:style-name="P3">Помножити матрицю саму на себе.</text:p>
      <text:p text:style-name="P3">Визначити подвійний факторіал.</text:p>
      <text:p text:style-name="P2"/>
      <text:p text:style-name="P2"><text:s text:c="2"/>Основна частина:</text:p>
      <text:p text:style-name="P3">- опис роботи основної функції: </text:p>
      <text:p text:style-name="Preformatted_20_Text"/>
      <text:p text:style-name="Preformatted_20_Text">for(int i = 0; i &lt; N; i++)//создал цикл. чтобы потом можно было помножи&gt;</text:p>
      <text:p text:style-name="Preformatted_20_Text"><text:s text:c="11"/>for(int j = 0; j &lt; M; j++)//выше также</text:p>
      <text:p text:style-name="Preformatted_20_Text"><text:s text:c="16"/>{</text:p>
      <text:p text:style-name="Preformatted_20_Text"><text:s text:c="17"/>values_1[i][j] = 0;// матрица нулевая</text:p>
      <text:p text:style-name="Preformatted_20_Text"><text:s text:c="16"/>for(int k = 0; k &lt; N; k++)//выше также</text:p>
      <text:p text:style-name="Preformatted_20_Text"><text:s text:c="8"/>values_1[i][j] = values_1[i][j] + values[i][k] * values[k][j] ;//тут мы</text:p>
      <text:p text:style-name="Preformatted_20_Text"/>
      <text:p text:style-name="Preformatted_20_Text"/>
      <text:p text:style-name="Preformatted_20_Text"><text:span text:style-name="T1">перелік вхідних даних</text:span>:</text:p>
      <text:p text:style-name="Preformatted_20_Text"/>
      <text:p text:style-name="Preformatted_20_Text">define N 3//указал размер массива </text:p>
      <text:p text:style-name="Preformatted_20_Text">define M 3//указал размер массива </text:p>
      <text:p text:style-name="Preformatted_20_Text"/>
      <text:p text:style-name="Preformatted_20_Text"><text:s/>int values[N][M] = { { 11, 12, 13 },//создал двухмерный массив ,задал е&gt;</text:p>
      <text:p text:style-name="Preformatted_20_Text"><text:s text:c="27"/>{ 21, 22, 23 },</text:p>
      <text:p text:style-name="Preformatted_20_Text"><text:s text:c="27"/>{ 31, 32, 33 } };</text:p>
      <text:p text:style-name="Preformatted_20_Text"/>
      <text:p text:style-name="Preformatted_20_Text">int values_1[N][M];//создал вторую <text:s/>матрицу она пустая <text:s/>,тут будт ответ</text:p>
      <text:p text:style-name="Preformatted_20_Text"/>
      <text:p text:style-name="Preformatted_20_Text"/>
      <text:p text:style-name="Preformatted_20_Text">- n - <text:s/>число факторіала <text:s/>(int).</text:p>
      <text:p text:style-name="Preformatted_20_Text">- f - <text:s/>чему равен факторіал <text:s text:c="2"/>(int).</text:p>
      <text:p text:style-name="Preformatted_20_Text"/>
      <text:p text:style-name="Preformatted_20_Text"/>
      <text:p text:style-name="Preformatted_20_Text"/>
      <text:p text:style-name="Preformatted_20_Text"><text:s/><text:span text:style-name="T1">дослідження результатів роботи програми:</text:span></text:p>
      <text:p text:style-name="Preformatted_20_Text"/>
      <text:p text:style-name="Preformatted_20_Text"/>
      <text:p text:style-name="Preformatted_20_Text">define N 3//указал размер массива </text:p>
      <text:p text:style-name="Preformatted_20_Text">define M 3//указал размер массива </text:p>
      <text:p text:style-name="Preformatted_20_Text"><text:s text:c="8"/>int values[N][M] = { { 11, 12, 13 },//создал двухмерный массив ,задал е&gt;</text:p>
      <text:p text:style-name="Preformatted_20_Text"><text:s text:c="27"/>{ 21, 22, 23 },</text:p>
      <text:p text:style-name="Preformatted_20_Text"><text:s text:c="27"/>{ 31, 32, 33 } };</text:p>
      <text:p text:style-name="Preformatted_20_Text"><text:s text:c="8"/>int values_1[N][M];//создал вторую <text:s/>матрицу она пустая <text:s/>,тут будт ответ</text:p>
      <text:p text:style-name="Preformatted_20_Text"><text:s text:c="8"/>for(int i = 0; i &lt; N; i++)//создал цикл. чтобы потом можно было помножи&gt;</text:p>
      <text:p text:style-name="Preformatted_20_Text"><text:s text:c="11"/>for(int j = 0; j &lt; M; j++)//выше также </text:p>
      <text:p text:style-name="Preformatted_20_Text"><text:s text:c="16"/>{</text:p>
      <text:p text:style-name="Preformatted_20_Text"><text:s text:c="17"/>values_1[i][j] = 0;// матрица нулевая</text:p>
      <text:p text:style-name="Preformatted_20_Text"><text:s text:c="16"/>for(int k = 0; k &lt; N; k++)//выше также</text:p>
      <text:p text:style-name="Preformatted_20_Text"><text:s text:c="8"/>values_1[i][j] = values_1[i][j] + values[i][k] * values[k][j] ;//тут мы&gt;</text:p>
      <text:p text:style-name="Preformatted_20_Text"><text:s text:c="4"/>}</text:p>
      <text:p text:style-name="P3">для підтвердження коректності роботи програми, зупинено відлагодник на строці з "return 0" та введемо команду " fr v". Після вводу команди отримали наступне:</text:p>
      <text:p text:style-name="Preformatted_20_Text"><text:soft-page-break/></text:p>
      <text:p text:style-name="Preformatted_20_Text">(lldb) fr v</text:p>
      <text:p text:style-name="Preformatted_20_Text">(int [3][3]) values = {</text:p>
      <text:p text:style-name="Preformatted_20_Text"><text:s text:c="2"/>[0] = ([0] = 11, [1] = 12, [2] = 13)</text:p>
      <text:p text:style-name="Preformatted_20_Text"><text:s text:c="2"/>[1] = ([0] = 21, [1] = 22, [2] = 23)</text:p>
      <text:p text:style-name="Preformatted_20_Text"><text:s text:c="2"/>[2] = ([0] = 31, [1] = 32, [2] = 33)</text:p>
      <text:p text:style-name="Preformatted_20_Text">}</text:p>
      <text:p text:style-name="Preformatted_20_Text">(int [3][3]) values_1 = {</text:p>
      <text:p text:style-name="Preformatted_20_Text"><text:s text:c="2"/>[0] = ([0] = 776, [1] = 812, [2] = 848)</text:p>
      <text:p text:style-name="Preformatted_20_Text"><text:s text:c="2"/>[1] = ([0] = 1406, [1] = 1472, [2] = 1538)</text:p>
      <text:p text:style-name="Preformatted_20_Text"><text:s text:c="2"/>[2] = ([0] = 2036, [1] = 2132, [2] = 2228)</text:p>
      <text:p text:style-name="Preformatted_20_Text">}</text:p>
      <text:p text:style-name="P3">Як бачимо, результат співпав.</text:p>
      <text:p text:style-name="Preformatted_20_Text">int n = 9;//вводим число факториала который нам нужен </text:p>
      <text:p text:style-name="Preformatted_20_Text"><text:s text:c="4"/>int f=1;// счетчик факториала </text:p>
      <text:p text:style-name="Preformatted_20_Text"><text:s text:c="4"/>if(n%2==0)// проверем число чётное или не чётное </text:p>
      <text:p text:style-name="Preformatted_20_Text"><text:s text:c="4"/>{</text:p>
      <text:p text:style-name="Preformatted_20_Text"><text:s text:c="7"/>for(int i=2; i&lt;=n; i+=2)//для нечётного числа </text:p>
      <text:p text:style-name="Preformatted_20_Text"><text:s text:c="7"/>{</text:p>
      <text:p text:style-name="Preformatted_20_Text"><text:s text:c="11"/>f*=i;</text:p>
      <text:p text:style-name="Preformatted_20_Text"><text:s text:c="7"/>}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for(int i=1; i&lt;=n; i+=2)//для чётного числа </text:p>
      <text:p text:style-name="Preformatted_20_Text"><text:s text:c="7"/>{</text:p>
      <text:p text:style-name="Preformatted_20_Text"><text:s text:c="11"/>f*=i;</text:p>
      <text:p text:style-name="Preformatted_20_Text"><text:s text:c="7"/>}</text:p>
      <text:p text:style-name="Preformatted_20_Text"><text:s text:c="4"/>}</text:p>
      <text:p text:style-name="Preformatted_20_Text">для підтвердження коректності роботи програми, зупинено відлагодник на строці з "return f" та введемо команду "fr v". Після вводу команди отримали наступне:</text:p>
      <text:p text:style-name="Preformatted_20_Text"/>
      <text:p text:style-name="Preformatted_20_Text">(lldb) fr v</text:p>
      <text:p text:style-name="Preformatted_20_Text">(int) n = 9</text:p>
      <text:p text:style-name="Preformatted_20_Text">(int) f = 945</text:p>
      <text:p text:style-name="Preformatted_20_Text">Як бачимо, результат співпав.</text:p>
      <text:p text:style-name="Preformatted_20_Text"/>
      <text:p text:style-name="P2">Структура проекту лабораторної роботи:</text:p>
      <text:p text:style-name="Preformatted_20_Text"/>
      <text:p text:style-name="Preformatted_20_Text">lab07</text:p>
      <text:p text:style-name="Preformatted_20_Text">   ├── doc</text:p>
      <text:p text:style-name="Preformatted_20_Text">   │   └── lab07.txt</text:p>
      <text:p text:style-name="Preformatted_20_Text">   ├── Makefile</text:p>
      <text:p text:style-name="Preformatted_20_Text">   ├── README.md</text:p>
      <text:p text:style-name="Preformatted_20_Text">   └── src</text:p>
      <text:p text:style-name="Preformatted_20_Text">   <text:s text:c="4"/>└── main.c</text:p>
      <text:p text:style-name="Preformatted_20_Text"/>
      <text:p text:style-name="Preformatted_20_Text"><text:span text:style-name="T1">Bисновки:</text:span> навчився працювати з функциям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2T01:06:23.980606537</dc:date>
    <meta:editing-duration>PT3M30S</meta:editing-duration>
    <meta:editing-cycles>1</meta:editing-cycles>
    <meta:document-statistic meta:table-count="0" meta:image-count="0" meta:object-count="0" meta:page-count="2" meta:paragraph-count="80" meta:word-count="438" meta:character-count="2826" meta:non-whitespace-character-count="2039"/>
    <meta:generator>LibreOffice/7.1.6.2$Linux_X86_64 LibreOffice_project/10$Build-2</meta:generator>
  </office:meta>
</office:document-meta>
</file>